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44868571429" calcext:value-type="float">
            <text:p>10.6444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53408" calcext:value-type="float">
            <text:p>10.57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22338064516" calcext:value-type="float">
            <text:p>10.5722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16265806452" calcext:value-type="float">
            <text:p>10.531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9748" calcext:value-type="float">
            <text:p>10.42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5292903226" calcext:value-type="float">
            <text:p>10.2325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11646451613" calcext:value-type="float">
            <text:p>10.031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13802758621" calcext:value-type="float">
            <text:p>10.07138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4572903226" calcext:value-type="float">
            <text:p>10.0374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189935483871" calcext:value-type="float">
            <text:p>9.911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19808" calcext:value-type="float">
            <text:p>10.3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46718709677" calcext:value-type="float">
            <text:p>10.4146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34944" calcext:value-type="float">
            <text:p>10.48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88678709677" calcext:value-type="float">
            <text:p>10.458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15236" calcext:value-type="float">
            <text:p>10.361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31308387097" calcext:value-type="float">
            <text:p>10.2031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04702608696" calcext:value-type="float">
            <text:p>10.090470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6167483871" calcext:value-type="float">
            <text:p>10.0661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7711428571" calcext:value-type="float">
            <text:p>10.0887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698" calcext:value-type="float">
            <text:p>10.12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68498064516" calcext:value-type="float">
            <text:p>10.1668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2832" calcext:value-type="float">
            <text:p>10.2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48658064516" calcext:value-type="float">
            <text:p>10.294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31544" calcext:value-type="float">
            <text:p>10.3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58490322581" calcext:value-type="float">
            <text:p>10.295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35238709677" calcext:value-type="float">
            <text:p>10.373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45996" calcext:value-type="float">
            <text:p>10.33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9029677419" calcext:value-type="float">
            <text:p>10.1989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13616" calcext:value-type="float">
            <text:p>10.08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6301935484" calcext:value-type="float">
            <text:p>10.0566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126" calcext:value-type="float">
            <text:p>10.0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3912258065" calcext:value-type="float">
            <text:p>10.1233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10082580645" calcext:value-type="float">
            <text:p>10.1810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51408" calcext:value-type="float">
            <text:p>10.24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6183225807" calcext:value-type="float">
            <text:p>10.2566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2512" calcext:value-type="float">
            <text:p>10.16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726090322581" calcext:value-type="float">
            <text:p>9.8672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0227096774" calcext:value-type="float">
            <text:p>10.186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95528" calcext:value-type="float">
            <text:p>10.23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13264516129" calcext:value-type="float">
            <text:p>10.121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27512" calcext:value-type="float">
            <text:p>9.9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29496774194" calcext:value-type="float">
            <text:p>9.9062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329342857143" calcext:value-type="float">
            <text:p>9.9132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96929032258" calcext:value-type="float">
            <text:p>9.9429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62451612903" calcext:value-type="float">
            <text:p>9.986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73256" calcext:value-type="float">
            <text:p>10.04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11327741936" calcext:value-type="float">
            <text:p>10.0711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08536" calcext:value-type="float">
            <text:p>10.08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33104516129" calcext:value-type="float">
            <text:p>9.993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703483871" calcext:value-type="float">
            <text:p>10.1637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54916" calcext:value-type="float">
            <text:p>10.105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830761290323" calcext:value-type="float">
            <text:p>9.9583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1324" calcext:value-type="float">
            <text:p>9.8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21187096774" calcext:value-type="float">
            <text:p>9.7822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34124137931" calcext:value-type="float">
            <text:p>9.78534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325290322581" calcext:value-type="float">
            <text:p>9.803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346683870968" calcext:value-type="float">
            <text:p>9.843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3112" calcext:value-type="float">
            <text:p>9.8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58761290323" calcext:value-type="float">
            <text:p>9.9125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3" calcext:value-type="float">
            <text:p>9.8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801264516129" calcext:value-type="float">
            <text:p>9.9580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90882580645" calcext:value-type="float">
            <text:p>10.059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5688" calcext:value-type="float">
            <text:p>9.98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671148387097" calcext:value-type="float">
            <text:p>9.8467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2752" calcext:value-type="float">
            <text:p>9.72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460077419355" calcext:value-type="float">
            <text:p>9.6246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33742857143" calcext:value-type="float">
            <text:p>9.50333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4855483871" calcext:value-type="float">
            <text:p>9.7104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84825806452" calcext:value-type="float">
            <text:p>9.6628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32016" calcext:value-type="float">
            <text:p>9.56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467935483871" calcext:value-type="float">
            <text:p>9.2946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04688" calcext:value-type="float">
            <text:p>9.44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717419354839" calcext:value-type="float">
            <text:p>9.837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64276129032" calcext:value-type="float">
            <text:p>10.1564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53516" calcext:value-type="float">
            <text:p>10.255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40505806452" calcext:value-type="float">
            <text:p>10.114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5048" calcext:value-type="float">
            <text:p>9.9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431690322581" calcext:value-type="float">
            <text:p>9.9343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85457142857" calcext:value-type="float">
            <text:p>9.93985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187612903226" calcext:value-type="float">
            <text:p>9.971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74978064516" calcext:value-type="float">
            <text:p>10.017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5164" calcext:value-type="float">
            <text:p>10.07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77001290323" calcext:value-type="float">
            <text:p>10.0877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7788" calcext:value-type="float">
            <text:p>9.98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28051612903" calcext:value-type="float">
            <text:p>9.9012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446141935484" calcext:value-type="float">
            <text:p>9.9844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65632" calcext:value-type="float">
            <text:p>10.24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06498064516" calcext:value-type="float">
            <text:p>10.090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8096" calcext:value-type="float">
            <text:p>9.98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56903225807" calcext:value-type="float">
            <text:p>9.9605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11885714286" calcext:value-type="float">
            <text:p>9.9861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77898823529" calcext:value-type="float">
            <text:p>10.017789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35968" calcext:value-type="float">
            <text:p>10.08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9896" calcext:value-type="float">
            <text:p>10.15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51089032258" calcext:value-type="float">
            <text:p>10.1751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73256" calcext:value-type="float">
            <text:p>10.04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05398709677" calcext:value-type="float">
            <text:p>10.1205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9961290323" calcext:value-type="float">
            <text:p>10.169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2864" calcext:value-type="float">
            <text:p>10.2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2116" calcext:value-type="float">
            <text:p>10.07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51592" calcext:value-type="float">
            <text:p>9.93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940077419355" calcext:value-type="float">
            <text:p>9.9294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82510344828" calcext:value-type="float">
            <text:p>9.95182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682116129032" calcext:value-type="float">
            <text:p>9.9868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4572903226" calcext:value-type="float">
            <text:p>10.0374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16384" calcext:value-type="float">
            <text:p>10.11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1141935484" calcext:value-type="float">
            <text:p>10.1191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1476" calcext:value-type="float">
            <text:p>10.03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31741935484" calcext:value-type="float">
            <text:p>9.9753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99037419355" calcext:value-type="float">
            <text:p>10.069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1552" calcext:value-type="float">
            <text:p>10.03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60270967742" calcext:value-type="float">
            <text:p>9.8736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604" calcext:value-type="float">
            <text:p>9.7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15406451613" calcext:value-type="float">
            <text:p>9.762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39271428572" calcext:value-type="float">
            <text:p>9.782392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80696774194" calcext:value-type="float">
            <text:p>9.8118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674038709677" calcext:value-type="float">
            <text:p>9.8567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84536" calcext:value-type="float">
            <text:p>9.92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035509677419" calcext:value-type="float">
            <text:p>9.9203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406133333333" calcext:value-type="float">
            <text:p>9.80406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34415384616" calcext:value-type="float">
            <text:p>9.875344153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55254193548" calcext:value-type="float">
            <text:p>10.1155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84864" calcext:value-type="float">
            <text:p>10.03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25858064516" calcext:value-type="float">
            <text:p>9.873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7796" calcext:value-type="float">
            <text:p>9.79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099148387097" calcext:value-type="float">
            <text:p>9.8009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95685714286" calcext:value-type="float">
            <text:p>9.8329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12670967742" calcext:value-type="float">
            <text:p>9.8751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08903225807" calcext:value-type="float">
            <text:p>9.9300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372" calcext:value-type="float">
            <text:p>10.000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84289032258" calcext:value-type="float">
            <text:p>10.068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321212903226" calcext:value-type="float">
            <text:p>9.9932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959741935484" calcext:value-type="float">
            <text:p>9.929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68688" calcext:value-type="float">
            <text:p>9.8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235367741935" calcext:value-type="float">
            <text:p>9.7123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6788" calcext:value-type="float">
            <text:p>9.60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600051612903" calcext:value-type="float">
            <text:p>9.5660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09257142857" calcext:value-type="float">
            <text:p>9.5580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72232258064" calcext:value-type="float">
            <text:p>9.5647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455458064516" calcext:value-type="float">
            <text:p>9.5745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04812" calcext:value-type="float">
            <text:p>9.590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89935483871" calcext:value-type="float">
            <text:p>9.530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75784" calcext:value-type="float">
            <text:p>9.37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294141935484" calcext:value-type="float">
            <text:p>9.2529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091638709677" calcext:value-type="float">
            <text:p>9.7409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0216" calcext:value-type="float">
            <text:p>9.90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3015483871" calcext:value-type="float">
            <text:p>9.7623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3688" calcext:value-type="float">
            <text:p>9.6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420748387097" calcext:value-type="float">
            <text:p>9.6242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683006896552" calcext:value-type="float">
            <text:p>9.63683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99690322581" calcext:value-type="float">
            <text:p>9.6599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76544516129" calcext:value-type="float">
            <text:p>9.697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55736" calcext:value-type="float">
            <text:p>9.74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617961290323" calcext:value-type="float">
            <text:p>9.696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182" calcext:value-type="float">
            <text:p>9.4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620632258065" calcext:value-type="float">
            <text:p>9.2462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155251612903" calcext:value-type="float">
            <text:p>9.7915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19945" calcext:value-type="float">
            <text:p>9.8619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01110175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86" meta:object-count="0"/>
    <meta:user-defined meta:name="AppVersion">3.0</meta:user-defined>
  </office:meta>
</office:document-meta>
</file>